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style>
    <style:style style:name="P2" style:family="paragraph" style:parent-style-name="Standard">
      <style:paragraph-properties fo:margin-left="0.9846in" fo:margin-right="0in" fo:text-indent="0in"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estion 4:</text:p>
      <text:p text:style-name="P1">Owner: David Morris</text:p>
      <text:p text:style-name="P1">Collaborators: Kyle Goodwill, Shari Steinberger</text:p>
      <text:p text:style-name="P1"/>
      <text:p text:style-name="P1">a)</text:p>
      <text:p text:style-name="P2">Login to your Google+ Account (Not an email account just powered by google, like @binghamton.edu) and go to <text:a xlink:type="simple" xlink:href="https://plus.google.com/hangouts/onair">https://plus.google.com/hangouts/onair</text:a>. Press the “Start a Hangout On Air” Button. Fill out your settings to your needs, and press the “Share” Button. You will then be brought to an event page for the hangout, and pressing “Start” should launch the hangout app. From there, share the link provided to collaborators.</text:p>
      <text:p text:style-name="P2"/>
      <text:p text:style-name="P1">b)</text:p>
      <text:p text:style-name="P2">Go to <text:a xlink:type="simple" xlink:href="http://plus.google4.com/">http://plus.google4.com/</text:a> and press the button in the top right that looks like a ” inside a speech bubble. This will drop down a menu, and the option at the bottom should be listed “Start a Video Hangout”. Click this link,and the web page will launch the hangout application, and give you a link that you can share with collaborators.</text:p>
      <text:p text:style-name="P2"/>
      <text:p text:style-name="P1">c)</text:p>
      <text:p text:style-name="P2">If the maximum number of people have joined a hangout (ten people at the time of this posting) There are additional options for hangouts on air. The Creator / Leader of the hangout should, during the hangout, have a link button in the bottom right of their application. One option of this is a “Youtube Link” that can be shared with others who would like to listen in, or reviewed later by participants. NOTE: This only works with Hangouts on A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meta:initial-creator>
    <meta:creation-date>2014-12-15T13:18:29</meta:creation-date>
    <dc:date>2014-12-15T13:37:59</dc:date>
    <dc:creator>David Morris</dc:creator>
    <meta:editing-duration>PT6M13S</meta:editing-duration>
    <meta:editing-cycles>4</meta:editing-cycles>
    <meta:generator>LibreOffice/3.5$Linux_X86_64 LibreOffice_project/350m1$Build-2</meta:generator>
    <meta:document-statistic meta:table-count="0" meta:image-count="0" meta:object-count="0" meta:page-count="1" meta:paragraph-count="9" meta:word-count="222" meta:character-count="1292" meta:non-whitespace-character-count="1079"/>
  </office:meta>
</office:document-meta>
</file>